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09cbec" officeooo:paragraph-rsid="0009cbec" style:font-size-asian="26.25pt" style:font-size-complex="3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officeooo:rsid="0009cbec" officeooo:paragraph-rsid="0009cbec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0bb3f6" officeooo:paragraph-rsid="000bb3f6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0d3f1a" officeooo:paragraph-rsid="000d3f1a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0e50cb" officeooo:paragraph-rsid="000e50cb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e50cb" officeooo:paragraph-rsid="000e50cb" style:font-size-asian="13.1000003814697pt" style:font-size-complex="15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officeooo:rsid="00104c68" officeooo:paragraph-rsid="00104c68" style:font-size-asian="13.1000003814697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officeooo:rsid="00117287" officeooo:paragraph-rsid="00117287" style:font-size-asian="13.1000003814697pt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officeooo:rsid="00132328" officeooo:paragraph-rsid="00132328" style:font-size-asian="13.1000003814697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13ed87" officeooo:paragraph-rsid="0013ed87" style:font-size-asian="13.1000003814697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officeooo:rsid="0015c7a5" officeooo:paragraph-rsid="0015c7a5" style:font-size-asian="13.1000003814697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я к проекту</text:p>
      <text:list xml:id="list3538768283786474199" text:style-name="L1">
        <text:list-item>
          <text:p text:style-name="P9">Общие: (Ubuntu)</text:p>
          <text:list>
            <text:list-item>
              <text:p text:style-name="P9">Создание специального пользователя</text:p>
            </text:list-item>
            <text:list-item>
              <text:p text:style-name="P9">видимость портов</text:p>
            </text:list-item>
          </text:list>
        </text:list-item>
        <text:list-item>
          <text:p text:style-name="P2">Софт:</text:p>
          <text:list>
            <text:list-item>
              <text:p text:style-name="P2">Nginx</text:p>
            </text:list-item>
            <text:list-item>
              <text:p text:style-name="P2">NodeJS</text:p>
            </text:list-item>
            <text:list-item>
              <text:p text:style-name="P2">NPM</text:p>
            </text:list-item>
          </text:list>
        </text:list-item>
        <text:list-item>
          <text:p text:style-name="P3">Общие пути:</text:p>
          <text:list>
            <text:list-item>
              <text:p text:style-name="P3">Logs: /var/log/</text:p>
            </text:list-item>
            <text:list-item>
              <text:p text:style-name="P10">Configs:</text:p>
              <text:list>
                <text:list-item>
                  <text:p text:style-name="P4">app configs:</text:p>
                </text:list-item>
                <text:list-item>
                  <text:p text:style-name="P4">nginx configs</text:p>
                </text:list-item>
                <text:list-item>
                  <text:p text:style-name="P4">pm2 configs –</text:p>
                </text:list-item>
                <text:list-item>
                  <text:p text:style-name="P7">game configs</text:p>
                </text:list-item>
              </text:list>
            </text:list-item>
            <text:list-item>
              <text:p text:style-name="P8">backups:</text:p>
              <text:list>
                <text:list-item>
                  <text:p text:style-name="P8">regular</text:p>
                </text:list-item>
                <text:list-item>
                  <text:p text:style-name="P8">onDemand</text:p>
                </text:list-item>
              </text:list>
            </text:list-item>
          </text:list>
        </text:list-item>
        <text:list-item>
          <text:p text:style-name="P4">Создаваемые папки:</text:p>
          <text:list>
            <text:list-item>
              <text:p text:style-name="P5">Logs</text:p>
              <text:list>
                <text:list-item>
                  <text:p text:style-name="P5">Users</text:p>
                </text:list-item>
                <text:list-item>
                  <text:p text:style-name="P5">Tournaments</text:p>
                </text:list-item>
                <text:list-item>
                  <text:p text:style-name="P5">Games</text:p>
                </text:list-item>
                <text:list-item>
                  <text:p text:style-name="P5">Errors</text:p>
                </text:list-item>
                <text:list-item>
                  <text:p text:style-name="P5">│   ├── Games</text:p>
                </text:list-item>
                <text:list-item>
                  <text:p text:style-name="P5">│   ├── Output</text:p>
                </text:list-item>
                <text:list-item>
                  <text:p text:style-name="P5">│   ├── Tournaments</text:p>
                </text:list-item>
                <text:list-item>
                  <text:p text:style-name="P5">│   └── Users</text:p>
                </text:list-item>
              </text:list>
            </text:list-item>
          </text:list>
        </text:list-item>
      </text:list>
      <text:p text:style-name="P6"/>
      <text:p text:style-name="P6"/>
      <text:list xml:id="list214522558860066" text:continue-numbering="true" text:style-name="L1">
        <text:list-item>
          <text:p text:style-name="P11">Общая файловая структура:</text:p>
          <text:list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4:33:57.697766577</meta:creation-date>
    <dc:date>2015-11-10T21:45:21.687069769</dc:date>
    <meta:editing-duration>PT5H25M4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81" meta:character-count="407" meta:non-whitespace-character-count="370"/>
  </office:meta>
</office:document-meta>
</file>